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Realschule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Nele Maria Nümann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ungenü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usik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Geschicht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Arbeit-Wirtschaft-Techn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sehr 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sehr 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sehr 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